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52in"/>
    </style:style>
    <style:style style:name="co3" style:family="table-column">
      <style:table-column-properties fo:break-before="auto" style:column-width="1.4299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1.6311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99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99ff"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>
            <text:p>S.NO.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mount Given</text:p>
          </table:table-cell>
          <table:table-cell table:style-name="ce1" office:value-type="string">
            <text:p>Interest Amount</text:p>
          </table:table-cell>
          <table:table-cell table:style-name="ce1" office:value-type="string">
            <text:p>Given Date</text:p>
          </table:table-cell>
          <table:table-cell table:style-name="ce5" office:value-type="string">
            <text:p>Last Collection Date</text:p>
          </table:table-cell>
          <table:table-cell table:style-name="ce5" office:value-type="string">
            <text:p>Last Balanc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4" office:value-type="date" office:date-value="2018-04-07">
            <text:p>04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arumugam - Bharthi Nagar 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01-07">
            <text:p>01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Asan-Kaikar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3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Bagavathi - Saloon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6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Bala - Ila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9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Bavani Store -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03-07">
            <text:p>03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07-04">
            <text:p>07/04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Ganesan - Murugan Cantee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28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string">
            <text:p>Gopi - Gokulam Mess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04-07">
            <text:p>04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string">
            <text:p>Iqba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4" office:value-type="date" office:date-value="2018-03-07">
            <text:p>03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string">
            <text:p>jayakumar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4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string">
            <text:p>jothi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2000">
            <text:p>2000</text:p>
          </table:table-cell>
          <table:table-cell table:style-name="ce4" office:value-type="date" office:date-value="2018-11-07">
            <text:p>11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string">
            <text:p>Karthick - Bharathi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11-06">
            <text:p>11/06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Md Karu - Muttia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7/06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mohamed Kassim - Kokarako Hote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4" office:value-type="date" office:date-value="2018-11-07">
            <text:p>11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4" office:value-type="date" office:date-value="2018-09-04">
            <text:p>09/04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string">
            <text:p>MS Fancy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6/06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Mujibur Rahman - Ramnad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string">
            <text:p>Muni Iyya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23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Muniasamy-PorattaMaste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22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string">
            <text:p>Munis - Travels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6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Murugan - InMuruganIdli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4" office:value-type="date" office:date-value="2018-05-07">
            <text:p>05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Pandi Maligai - CheckPost</text:p>
          </table:table-cell>
          <table:table-cell table:style-name="ce3" office:value-type="float" office:value="35000">
            <text:p>35000</text:p>
          </table:table-cell>
          <table:table-cell table:style-name="ce3" office:value-type="float" office:value="2800">
            <text:p>2800</text:p>
          </table:table-cell>
          <table:table-cell table:style-name="ce3" office:value-type="string">
            <text:p>23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string">
            <text:p>Panner Selva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0/03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string">
            <text:p>Raghavan - Ilamanu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10-06">
            <text:p>10/06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table:style-name="ce3" office:value-type="string">
            <text:p>Raj - Auto Driver - Kadamba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15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string">
            <text:p>Raj Roja - Soopu Kad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string">
            <text:p>Raja - Auto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4" office:value-type="date" office:date-value="2018-07-07">
            <text:p>07/07/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string">
            <text:p>Raja - Mechanic - Kadamba Nagar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7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4" office:value-type="date" office:date-value="2018-10-07">
            <text:p>10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string">
            <text:p>Ran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07-06">
            <text:p>07/06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string">
            <text:p>Sameem Bai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3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string">
            <text:p>Seeni - Bhara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4" office:value-type="date" office:date-value="2018-12-07">
            <text:p>12/07/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table:style-name="ce3" office:value-type="string">
            <text:p>Seeni Mohamed - Chappel Business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3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string">
            <text:p>Selvam - Contractor work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10-07">
            <text:p>10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string">
            <text:p>Selv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07-06">
            <text:p>07/06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string">
            <text:p>Sikkanth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15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string">
            <text:p>Sulthan - Travel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4" office:value-type="date" office:date-value="2018-05-07">
            <text:p>05/07/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string">
            <text:p>Thanga Raj - Juice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11-07">
            <text:p>11/07/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string">
            <text:p>veera murugan - drive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8/06/20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4" office:value-type="date" office:date-value="2018-06-06">
            <text:p>06/06/18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table:style-name="ce3" office:value-type="string">
            <text:p>Vigneswaran - PCC Servic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4" office:value-type="date" office:date-value="2018-05-07">
            <text:p>05/07/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6" table:number-columns-repeated="2"/>
          <table:table-cell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7/29/2018</text:date>, <text:time>18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7-29T18:28:26.98</meta:creation-date>
    <dc:date>2018-07-29T18:28:46.71</dc:date>
    <dc:creator>jawahar subramanian</dc:creator>
    <meta:editing-duration>PT19S</meta:editing-duration>
    <meta:editing-cycles>1</meta:editing-cycles>
    <meta:generator>OpenOffice/4.1.5$Win32 OpenOffice.org_project/415m1$Build-9789</meta:generator>
    <meta:document-statistic meta:table-count="3" meta:cell-count="372" meta:object-count="0"/>
  </office:meta>
</office:document-meta>
</file>